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8000004090949106CBF1059F1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 CJK SC Regular" svg:font-family="'Noto Sans CJK SC Regular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swiss" style:font-pitch="variable"/>
    <style:font-face style:name="Noto Sans CJK SC Regular1" svg:font-family="'Noto Sans CJK SC Regular'" style:font-family-generic="swiss" style:font-pitch="variable"/>
    <style:font-face style:name="Lohit Hindi" svg:font-family="'Lohit Hindi'" style:font-family-generic="system" style:font-pitch="variable"/>
    <style:font-face style:name="Noto Sans CJK SC Regular2" svg:font-family="'Noto Sans CJK SC Regular'" style:font-family-generic="system" style:font-pitch="variable"/>
    <style:font-face style:name="Noto Sans Devanagari UI" svg:font-family="'Noto Sans Devanagari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6.25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loext:graphic-properties draw:fill-color="#ffffff"/>
      <style:text-properties style:font-name="Noto Sans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9.3999996185303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2.137cm" presentation:class="subtitle" presentation:user-transformed="true">
          <draw:text-box>
            <text:p><text:span text:style-name="T1">Distributed AutoBuild Build Service</text:span></text:p>
            <text:p><text:span text:style-name="T1">分布式 </text:span><text:span text:style-name="T1">ABBS</text:span></text:p>
            <text:p><text:span text:style-name="T1">(DABBS)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解决问题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3" text:id="id3">计算力不足</text:p>
                <text:list>
                  <text:list-item>
                    <text:p xml:id="id4" text:id="id4">ABBS配置与二进制包不同步</text:p>
                  </text:list-item>
                </text:list>
              </text:list-item>
              <text:list-item>
                <text:p xml:id="id5" text:id="id5">系统构建参与度不足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xml:id="id6" draw:id="id6">
        <office:forms form:automatic-focus="false" form:apply-design-mode="false"/>
        <draw:frame draw:style-name="gr2" draw:text-style-name="P4" draw:layer="layout" svg:width="21.267cm" svg:height="17.949cm" svg:x="3.019cm" svg:y="1.851cm">
          <draw:image xlink:href="Pictures/10000201000004C8000004090949106CBF1059F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7" draw:id="id7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实现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xml:id="id8" text:id="id8">类BOINC网格计算（Grid Computing）模型</text:p>
                <text:list>
                  <text:list-item>
                    <text:p xml:id="id9" text:id="id9">服务端软件</text:p>
                  </text:list-item>
                  <text:list-item>
                    <text:p xml:id="id10" text:id="id10">客户端软件</text:p>
                  </text:list-item>
                </text:list>
              </text:list-item>
              <text:list-item>
                <text:p xml:id="id11" text:id="id11">是否可以借助BOINC软件？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12" draw:id="id12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服务端软件（abbs-server）</text:p>
          </draw:text-box>
        </draw:frame>
        <draw:frame presentation:style-name="pr4" draw:layer="layout" svg:width="25.2cm" svg:height="14.6cm" svg:x="1.4cm" svg:y="5cm" presentation:class="outline" presentation:user-transformed="true">
          <draw:text-box>
            <text:list text:style-name="L2">
              <text:list-item>
                <text:p xml:id="id13" text:id="id13">控制节点</text:p>
                <text:list>
                  <text:list-item>
                    <text:p xml:id="id14" text:id="id14">监控aosc-os-abbs动态并作差计算需要构建的包</text:p>
                  </text:list-item>
                  <text:list-item>
                    <text:p xml:id="id15" text:id="id15">与abbs-client交互</text:p>
                    <text:list>
                      <text:list-item>
                        <text:p xml:id="id16" text:id="id16">分配包任务,监控进度</text:p>
                      </text:list-item>
                      <text:list-item>
                        <text:p xml:id="id17" text:id="id17">进行自动测试</text:p>
                      </text:list-item>
                    </text:list>
                  </text:list-item>
                </text:list>
              </text:list-item>
              <text:list-item>
                <text:p xml:id="id18" text:id="id18">上传/下载节点</text:p>
                <text:list>
                  <text:list-item>
                    <text:p xml:id="id19" text:id="id19">提供包上传下载接口</text:p>
                  </text:list-item>
                  <text:list-item>
                    <text:p xml:id="id20" text:id="id20">包一般质量检查（校验码等）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21" draw:id="id2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客户端（abbs-client）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22" text:id="id22">连接控制节点并接收任务信息</text:p>
              </text:list-item>
              <text:list-item>
                <text:p xml:id="id23" text:id="id23">控制abbs进行构建操作</text:p>
                <text:list>
                  <text:list-item>
                    <text:p xml:id="id24" text:id="id24">向控制节点反馈构建进度（或成功/失败）</text:p>
                  </text:list-item>
                </text:list>
              </text:list-item>
              <text:list-item>
                <text:p xml:id="id25" text:id="id25">上传完成的二进制包到上传/下载服务器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 CJK SC Regular" svg:font-family="'Noto Sans CJK SC Regular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swiss" style:font-pitch="variable"/>
    <style:font-face style:name="Noto Sans CJK SC Regular1" svg:font-family="'Noto Sans CJK SC Regular'" style:font-family-generic="swiss" style:font-pitch="variable"/>
    <style:font-face style:name="Lohit Hindi" svg:font-family="'Lohit Hindi'" style:font-family-generic="system" style:font-pitch="variable"/>
    <style:font-face style:name="Noto Sans CJK SC Regular2" svg:font-family="'Noto Sans CJK SC Regular'" style:font-family-generic="system" style:font-pitch="variable"/>
    <style:font-face style:name="Noto Sans Devanagari UI" svg:font-family="'Noto Sans Devanagari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SC Regular2" style:font-size-asian="24pt" style:language-asian="zh" style:country-asian="CN" style:font-name-complex="Noto Sans CJK SC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oto Sans Devanagari UI" style:font-family-complex="'Noto Sans Devanagari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oto Sans Devanagari UI" style:font-family-complex="'Noto Sans Devanagari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SC Regular1" fo:font-family="'Noto Sans CJK SC Regular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oto Sans Devanagari UI" style:font-family-complex="'Noto Sans Devanagari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oto Sans Devanagari UI" style:font-family-complex="'Noto Sans Devanagari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SC Regular1" fo:font-family="'Noto Sans CJK SC Regular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oto Sans Devanagari UI" style:font-family-complex="'Noto Sans Devanagari U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oto Sans CJK SC Regular1" fo:font-family="'Noto Sans CJK SC Regular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Noto Sans CJK SC Regular1" fo:font-family="'Noto Sans CJK SC Regular'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SC Regular1" fo:font-size="14pt" style:font-name-asian="Noto Sans CJK SC Regular1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23:08:39.509348900</meta:creation-date>
    <meta:editing-cycles>0</meta:editing-cycles>
    <meta:editing-duration>P0D</meta:editing-duration>
    <meta:generator>LibreOffice/5.1.4.2$Linux_X86_64 LibreOffice_project/10m0$Build-2</meta:generator>
    <meta:document-statistic meta:object-count="55"/>
  </office:meta>
</office:document-meta>
</file>